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baseFileSystem.getSchem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aseFileSystem.deleteFile( String filePa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DatabaseFileSystem.fl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atabaseFileSystem.initPreparedStat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DatabaseFileSystem.list( String folderPath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DatabaseFileSystem.isFile( String 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DatabaseFileSystem.get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aseFileSystem.write( byte [ ] b , int off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aseFileSystem.createDeepFolder( String folderPa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DatabaseFileSystem.checkSchema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DatabaseFileSystem.listFiles( String folderPat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DatabaseFileSystem.lastModified( String pa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DatabaseFileSystem.setSchema( String schem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aseFileSystem.move( String srcPath , String dest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atabaseFileSystem.copyDeepFolder( String srcPath , String destPath )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izedInputStream.read( byte [ ]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abaseFileSystem.resetStatement( PreparedStatement stm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atabaseFileSystem.length( String filePa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DatabaseFileSystem.equals( Object a , Object b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atabaseFileSystem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zedInputStream.isConsum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aseFileSystem.DatabaseFileSys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zedInputStream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aseFileSystem.copyFile( String srcPath , String destPat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DatabaseFileSystem.getOutputStream( final String filePath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66">
            <text:p text:style-name="Table_20_Contents">66</text:p>
          </table:table-cell>
        </table:table-row>
        <table:table-row>
          <table:table-cell office:value-type="string">
            <text:p text:style-name="Table_20_Contents">SizedInputStream.read( byte [ ] b , int off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abaseFileSystem.setSchemaObjectPrefix( String schemaObject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aseFileSystem.verifyRootExist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DatabaseFileSystem.getSchemaObject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aseFileSystem.exists( String 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DatabaseFileSystem.closeStatement( Statement stm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atabaseFileSystem.getInputStream( String filePa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DatabaseFileSystem.clos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atabaseFileSystem.copy( String srcPath , String dest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atabaseFileSystem.createFolder( String folder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atabaseFileSystem.equals( Object obj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atabaseFileSystem.executeStmt( String sql , Object [ ] param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">
            <text:p text:style-name="Table_20_Contents">8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DatabaseFileSystem.getRandomAccessOutputStream( final String filePath )</text:p>
          </table:table-cell>
          <table:table-cell office:value-type="float" office:value="9">
            <text:p text:style-name="Table_20_Contents">9</text:p>
          </table:table-cell>
          <table:table-cell office:value-type="float" office:value="2">
            <text:p text:style-name="Table_20_Contents">2</text:p>
          </table:table-cell>
          <table:table-cell office:value-type="float" office:value="92">
            <text:p text:style-name="Table_20_Contents">92</text:p>
          </table:table-cell>
        </table:table-row>
        <table:table-row>
          <table:table-cell office:value-type="string">
            <text:p text:style-name="Table_20_Contents">DatabaseFileSystem.initConnec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atabaseFileSystem.ini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izedInputStream.skip( long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abaseFileSystem.write( byte [ ]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aseFileSystem.listFolders( String folderPath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DatabaseFileSystem.closeConnection( Connection conn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zedInputStream.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abaseFileSystem.closeResultSet( ResultSet 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atabaseFileSystem.deleteFolder( String folderPat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DatabaseFileSystem.prepareSchemaObjectPrefix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izedInputStream.SizedInputStream( InputStream in , long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abaseFileSystem.write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aseFileSystem.touch( String filePa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DatabaseFileSystem.hasChildren( String path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DatabaseFileSystem.isFolder( String 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DatabaseFileSystem.buildSQLStat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2">
            <text:p text:style-name="Table_20_Contents">72</text:p>
          </table:table-cell>
        </table:table-row>
        <table:table-row>
          <table:table-cell office:value-type="string">
            <text:p text:style-name="Table_20_Contents">DatabaseFileSystem.seek( long pos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aseFileSystem.reestablishConnection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